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302000002338EC5D352.png"/>
  <manifest:file-entry manifest:media-type="image/png" manifest:full-path="Pictures/1000000000000368000001D038E577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423cm" svg:x="1.001cm" svg:y="0.762cm">
          <draw:image xlink:href="Pictures/1000000000000368000001D038E57747.png" xlink:type="simple" xlink:show="embed" xlink:actuate="onLoad">
            <text:p text:style-name="P2"/>
          </draw:image>
        </draw:frame>
        <draw:frame draw:style-name="gr1" draw:text-style-name="P1" draw:layer="layout" svg:width="19.589cm" svg:height="14.322cm" svg:x="1.393cm" svg:y="12.115cm">
          <draw:image xlink:href="Pictures/1000000000000302000002338EC5D352.png" xlink:type="simple" xlink:show="embed" xlink:actuate="onLoad">
            <text:p text:style-name="P2"/>
          </draw:image>
        </draw:frame>
        <draw:frame draw:style-name="gr2" draw:layer="layout" svg:width="1.501cm" svg:height="1.038cm" svg:x="1.508cm" svg:y="6.218cm">
          <draw:text-box>
            <text:p text:style-name="P2">a^2</text:p>
          </draw:text-box>
        </draw:frame>
        <draw:frame draw:style-name="gr2" draw:layer="layout" svg:width="2.293cm" svg:height="1.038cm" svg:x="1.746cm" svg:y="20.531cm">
          <draw:text-box>
            <text:p text:style-name="P2">{1,2,3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Ted Kosan</meta:initial-creator>
    <meta:creation-date>2008-11-26T19:56:29</meta:creation-date>
    <dc:creator>Ted Kosan</dc:creator>
    <dc:date>2008-11-26T20:03:26</dc:date>
    <meta:editing-cycles>1</meta:editing-cycles>
    <meta:editing-duration>PT6M59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